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3.4625in" style:rel-column-width="32767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92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3.4625in" style:rel-column-width="32767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92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3.4625in" style:rel-column-width="32767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16pt" style:font-size-asian="16pt" style:font-size-complex="16pt"/>
    </style:style>
    <style:style style:name="P4" style:family="paragraph" style:parent-style-name="Table_20_Contents">
      <style:paragraph-properties fo:text-align="start" style:justify-single-word="false" fo:orphans="0" fo:widows="0" style:writing-mode="lr-tb"/>
    </style:style>
    <style:style style:name="P5" style:family="paragraph" style:parent-style-name="Table_20_Contents">
      <style:paragraph-properties fo:text-align="center" style:justify-single-word="false" fo:orphans="0" fo:widows="0"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Data visualization Evaluation</text:span></text:p>
      <text:p text:style-name="P3"/>
      <text:p text:style-name="P3"/>
      <text:p text:style-name="P1">Favorite: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<text:span text:style-name="T1">Graphical Excellence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text:span text:style-name="T1">Visual Integrity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text:span text:style-name="T1">Maximizing the Data-Ink Ratio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text:span text:style-name="T1">Aesthetic Elegance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text:span text:style-name="T1">Labels and Text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text:span text:style-name="T1">Accessibility &amp; Inclusivity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text:span text:style-name="T1">Mobile Responsiveness</text:span></text:p>
          </table:table-cell>
          <table:table-cell table:style-name="Table1.A1" office:value-type="string">
            <text:p text:style-name="P5"/>
          </table:table-cell>
        </table:table-row>
      </table:table>
      <text:p text:style-name="P1"/>
      <text:p text:style-name="P1"/>
      <text:p text:style-name="P1">Least Favorite: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4"><text:span text:style-name="T1">Graphical Excellence</text:span>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4"><text:span text:style-name="T1">Visual Integrity</text:span>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4"><text:span text:style-name="T1">Maximizing the Data-Ink Ratio</text:span>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4"><text:span text:style-name="T1">Aesthetic Elegance</text:span>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4"><text:span text:style-name="T1">Labels and Text</text:span>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4"><text:span text:style-name="T1">Accessibility &amp; Inclusivity</text:span>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4"><text:span text:style-name="T1">Mobile Responsiveness</text:span></text:p>
          </table:table-cell>
          <table:table-cell table:style-name="Table2.A1" office:value-type="string">
            <text:p text:style-name="P5"/>
          </table:table-cell>
        </table:table-row>
      </table:table>
      <text:p text:style-name="P1"/>
      <text:p text:style-name="P1"/>
      <text:p text:style-name="P1">Most Humorous: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4"><text:span text:style-name="T1">Graphical Excellence</text:span></text:p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4"><text:span text:style-name="T1">Visual Integrity</text:span></text:p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4"><text:span text:style-name="T1">Maximizing the Data-Ink Ratio</text:span></text:p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4"><text:span text:style-name="T1">Aesthetic Elegance</text:span></text:p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4"><text:span text:style-name="T1">Labels and Text</text:span></text:p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4"><text:span text:style-name="T1">Accessibility &amp; Inclusivity</text:span></text:p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4"><text:span text:style-name="T1">Mobile Responsiveness</text:span></text:p>
          </table:table-cell>
          <table:table-cell table:style-name="Table3.A1" office:value-type="string">
            <text:p text:style-name="P5"/>
          </table:table-cell>
        </table:table-row>
      </table:table>
      <text:p text:style-name="P1"/>
      <text:p text:style-name="P1"/>
      <text:p text:style-name="P1">One you haven’t evaluated yet: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4"><text:span text:style-name="T1">Graphical Excellence</text:span></text:p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4"><text:span text:style-name="T1">Visual Integrity</text:span></text:p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4"><text:span text:style-name="T1">Maximizing the Data-Ink Ratio</text:span></text:p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4"><text:span text:style-name="T1">Aesthetic Elegance</text:span></text:p>
          </table:table-cell>
          <table:table-cell table:style-name="Table4.A1" office:value-type="string">
            <text:p text:style-name="P5"/>
          </table:table-cell>
        </table:table-row>
        <text:soft-page-break/>
        <table:table-row table:style-name="Table4.1">
          <table:table-cell table:style-name="Table4.A1" office:value-type="string">
            <text:p text:style-name="P4"><text:span text:style-name="T1">Labels and Text</text:span></text:p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4"><text:span text:style-name="T1">Accessibility &amp; Inclusivity</text:span></text:p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4"><text:span text:style-name="T1">Mobile Responsiveness</text:span></text:p>
          </table:table-cell>
          <table:table-cell table:style-name="Table4.A1" office:value-type="string">
            <text:p text:style-name="P5"/>
          </table:table-cell>
        </table:table-row>
      </table:table>
      <text:p text:style-name="P1"/>
      <text:p text:style-name="P1"/>
      <text:p text:style-name="P1">Making it more accessible. </text:p>
      <text:p text:style-name="P1"/>
      <text:p text:style-name="P1">Name 3 ways you can make this visualization more accessible. </text:p>
      <text:p text:style-name="P1"/>
      <text:p text:style-name="P1">1.</text:p>
      <text:p text:style-name="P1">2.</text:p>
      <text:p text:style-name="P1">3.</text:p>
      <text:p text:style-name="P1">Create a narration of the visualization, or an appropriate alt text. </text:p>
      <text:p text:style-name="P1"/>
      <text:p text:style-name="P1"/>
      <text:p text:style-name="P1"/>
      <text:p text:style-name="P1">Economist Evaluation:</text:p>
      <text:p text:style-name="P1"/>
      <text:p text:style-name="P1">Economist screenshots: </text:p>
      <text:p text:style-name="P1"/>
      <text:p text:style-name="P1"/>
      <text:p text:style-name="P1"/>
      <text:p text:style-name="P1"><text:span text:style-name="T1">Your own Visualizations</text:span></text:p>
      <text:p text:style-name="P1">Halloween candy visualization screenshot:</text:p>
      <text:p text:style-name="P1">Halloween candy visualization explanation:</text:p>
      <text:p text:style-name="P1"/>
      <text:p text:style-name="P1"/>
      <text:p text:style-name="P1"><text:span text:style-name="T1">Your own data</text:span></text:p>
      <text:p text:style-name="P1">What was your data topic?:</text:p>
      <text:p text:style-name="P1">2 things that need visuals</text:p>
      <text:p text:style-name="P1"><text:tab/>1.</text:p>
      <text:p text:style-name="P1"><text:tab/>2.</text:p>
      <text:p text:style-name="P1">Create the visuals, take screenshots:</text:p>
      <text:p text:style-name="P1"><text:tab/>1.</text:p>
      <text:p text:style-name="P1"><text:tab/>2.</text:p>
      <text:p text:style-name="P1">Explanations</text:p>
      <text:p text:style-name="P1"><text:tab/>1.</text:p>
      <text:p text:style-name="P1"><text:tab/>2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1:50:30</meta:creation-date>
    <dc:language>en-US</dc:language>
    <dc:date>2025-08-29T10:30:16</dc:date>
    <meta:editing-cycles>2</meta:editing-cycles>
    <meta:editing-duration>PT13M</meta:editing-duration>
    <meta:generator>LibreOffice/7.3.7.2$Linux_X86_64 LibreOffice_project/30$Build-2</meta:generator>
    <meta:document-statistic meta:table-count="4" meta:image-count="0" meta:object-count="0" meta:page-count="2" meta:paragraph-count="55" meta:word-count="153" meta:character-count="1126" meta:non-whitespace-character-count="1018"/>
    <meta:user-defined meta:name="AppVersion">15.0000</meta:user-defined>
  </office:meta>
</office:document-meta>
</file>